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28pt" officeooo:rsid="0003d90b" officeooo:paragraph-rsid="0003d90b" style:font-size-asian="28pt" style:font-size-complex="28pt"/>
    </style:style>
    <style:style style:name="P2" style:family="paragraph" style:parent-style-name="Standard">
      <style:paragraph-properties fo:text-align="center" style:justify-single-word="false"/>
      <style:text-properties style:font-name="Verdana" fo:font-size="28pt" officeooo:rsid="00043d21" officeooo:paragraph-rsid="00043d21" style:font-size-asian="28pt" style:font-size-complex="28pt"/>
    </style:style>
    <style:style style:name="P3" style:family="paragraph" style:parent-style-name="Standard">
      <style:paragraph-properties fo:text-align="center" style:justify-single-word="false"/>
      <style:text-properties officeooo:paragraph-rsid="0003d90b"/>
    </style:style>
    <style:style style:name="P4" style:family="paragraph" style:parent-style-name="Standard">
      <style:paragraph-properties fo:text-align="justify" style:justify-single-word="false"/>
      <style:text-properties style:font-name="Times New Roman" fo:font-size="12pt" officeooo:rsid="00055752" officeooo:paragraph-rsid="00055752" style:font-size-asian="10.5pt" style:font-size-complex="12pt"/>
    </style:style>
    <style:style style:name="P5" style:family="paragraph" style:parent-style-name="Standard">
      <style:paragraph-properties fo:text-align="justify" style:justify-single-word="false"/>
      <style:text-properties style:font-name="Times New Roman" fo:font-size="12pt" officeooo:rsid="0005d9f1" officeooo:paragraph-rsid="0005d9f1" style:font-size-asian="10.5pt" style:font-size-complex="12pt"/>
    </style:style>
    <style:style style:name="P6" style:family="paragraph" style:parent-style-name="Standard">
      <style:paragraph-properties fo:text-align="justify" style:justify-single-word="false"/>
      <style:text-properties style:font-name="Times New Roman" fo:font-size="14pt" officeooo:rsid="00055752" officeooo:paragraph-rsid="00055752" style:font-size-asian="14pt" style:font-size-complex="14pt"/>
    </style:style>
    <style:style style:name="P7" style:family="paragraph" style:parent-style-name="Standard">
      <style:paragraph-properties fo:text-align="justify" style:justify-single-word="false"/>
      <style:text-properties officeooo:paragraph-rsid="00055752"/>
    </style:style>
    <style:style style:name="P8" style:family="paragraph" style:parent-style-name="Standard">
      <style:paragraph-properties fo:text-align="justify" style:justify-single-word="false" fo:break-before="page"/>
      <style:text-properties style:font-name="Times New Roman" fo:font-size="14pt" officeooo:rsid="00055752" officeooo:paragraph-rsid="00055752" style:font-size-asian="14pt" style:font-size-complex="14pt"/>
    </style:style>
    <style:style style:name="T1" style:family="text">
      <style:text-properties style:font-name="Verdana" fo:font-size="28pt" officeooo:rsid="0003d90b" style:font-size-asian="28pt" style:font-size-complex="28pt"/>
    </style:style>
    <style:style style:name="T2" style:family="text">
      <style:text-properties style:font-name="Times New Roman" fo:font-size="12pt" officeooo:rsid="00055752" style:font-size-asian="10.5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lkent University</text:p>
      <text:p text:style-name="P3"><text:span text:style-name="T1">CS Department</text:span></text:p>
      <text:p text:style-name="P1">CS224 Computer Organization</text:p>
      <text:p text:style-name="P1"/>
      <text:p text:style-name="P1"/>
      <text:p text:style-name="P1"/>
      <text:p text:style-name="P1"/>
      <text:p text:style-name="P1"/>
      <text:p text:style-name="P1">Lab No: 5</text:p>
      <text:p text:style-name="P1">Design Report</text:p>
      <text:p text:style-name="P1"/>
      <text:p text:style-name="P1"/>
      <text:p text:style-name="P1"/>
      <text:p text:style-name="P1"/>
      <text:p text:style-name="P1"/>
      <text:p text:style-name="P1"/>
      <text:p text:style-name="P1">Burak Öztürk</text:p>
      <text:p text:style-name="P1">21901841</text:p>
      <text:p text:style-name="P1">Section 5</text:p>
      <text:p text:style-name="P1"/>
      <text:p text:style-name="P2">06 April 2021</text:p>
      <text:p text:style-name="P8">Part 1-b:</text:p>
      <text:p text:style-name="P6"/>
      <text:p text:style-name="P4">1- Hazard type: Load-use</text:p>
      <text:p text:style-name="P7"><text:span text:style-name="T2">The instruction that comes after load instruction must wait for load instruction to write the data to be written to registers to use that data, therefore execute and memory stages (of the instruction comes after load) are affected.</text:span></text:p>
      <text:p text:style-name="P7"><text:span text:style-name="T2"/></text:p>
      <text:p text:style-name="P4">2- Hazard type: Load-store</text:p>
      <text:p text:style-name="P4">Due to unvalid data data stored into the memory from the register, store instruction’s memory stage will be affected.</text:p>
      <text:p text:style-name="P4"/>
      <text:p text:style-name="P4">3- Hazard type: Compute-use</text:p>
      <text:p text:style-name="P5">Since registers are not updated with last calculated values, affected instruction’s decode stage will be affected and other stages (execute and writeback) will be affected by the chain effect of wrong result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4-07T13:27:29.292000000</dc:date>
    <meta:editing-duration>PT8M31S</meta:editing-duration>
    <meta:editing-cycles>5</meta:editing-cycles>
    <meta:document-statistic meta:table-count="0" meta:image-count="0" meta:object-count="0" meta:page-count="2" meta:paragraph-count="16" meta:word-count="123" meta:character-count="765" meta:non-whitespace-character-count="658"/>
  </office:meta>
</office:document-meta>
</file>